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officeooo:rsid="0006557f" officeooo:paragraph-rsid="0006557f"/>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paragraph-properties fo:text-align="start" style:justify-single-word="false"/>
      <style:text-properties style:font-name="Arial" fo:font-weight="bold" officeooo:rsid="0006557f" officeooo:paragraph-rsid="0006557f" style:font-weight-asian="bold" style:font-weight-complex="bold"/>
    </style:style>
    <style:style style:name="P4" style:family="paragraph" style:parent-style-name="Standard">
      <style:paragraph-properties fo:text-align="start" style:justify-single-word="false"/>
      <style:text-properties style:font-name="Arial" fo:font-style="italic" fo:font-weight="bold" officeooo:rsid="0006557f" officeooo:paragraph-rsid="0006557f"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font-name="Arial" fo:font-style="italic" fo:font-weight="normal" officeooo:rsid="0006557f" officeooo:paragraph-rsid="0006557f" style:font-style-asian="italic" style:font-weight-asian="normal" style:font-style-complex="italic" style:font-weight-complex="normal"/>
    </style:style>
    <style:style style:name="P6" style:family="paragraph" style:parent-style-name="Standard" style:list-style-name="L1">
      <style:text-properties style:font-name="Arial"/>
    </style:style>
    <style:style style:name="P7" style:family="paragraph" style:parent-style-name="Standard">
      <style:paragraph-properties fo:text-align="start" style:justify-single-word="false"/>
      <style:text-properties style:font-name="Arial" fo:font-style="italic" fo:font-weight="normal" officeooo:rsid="000db4b5" officeooo:paragraph-rsid="0006557f"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Arial" fo:font-style="italic" fo:font-weight="normal" officeooo:rsid="00108a92" officeooo:paragraph-rsid="0006557f" style:font-style-asian="italic" style:font-weight-asian="normal" style:font-style-complex="italic" style:font-weight-complex="normal"/>
    </style:style>
    <style:style style:name="P9" style:family="paragraph" style:parent-style-name="Standard">
      <style:text-properties style:font-name="Arial" officeooo:rsid="000db4b5" officeooo:paragraph-rsid="0006557f"/>
    </style:style>
    <style:style style:name="P10" style:family="paragraph" style:parent-style-name="Standard">
      <style:text-properties style:font-name="Arial" officeooo:rsid="000db4b5" officeooo:paragraph-rsid="00068ab5"/>
    </style:style>
    <style:style style:name="P11" style:family="paragraph" style:parent-style-name="Standard">
      <style:text-properties style:font-name="Arial" fo:font-weight="bold" officeooo:rsid="000db4b5" officeooo:paragraph-rsid="0006557f" style:font-weight-asian="bold" style:font-weight-complex="bold"/>
    </style:style>
    <style:style style:name="P12" style:family="paragraph" style:parent-style-name="Standard">
      <style:text-properties style:font-name="Arial" fo:font-weight="bold" officeooo:rsid="000db4b5" officeooo:paragraph-rsid="00068ab5" style:font-weight-asian="bold" style:font-weight-complex="bold"/>
    </style:style>
    <style:style style:name="P13" style:family="paragraph" style:parent-style-name="Standard">
      <style:text-properties style:font-name="Arial" fo:font-weight="bold" officeooo:paragraph-rsid="0006557f" style:font-weight-asian="bold" style:font-weight-complex="bold"/>
    </style:style>
    <style:style style:name="P14" style:family="paragraph" style:parent-style-name="Standard">
      <style:text-properties style:font-name="Arial" fo:font-weight="bold" officeooo:rsid="00100db5" officeooo:paragraph-rsid="00068ab5" style:font-weight-asian="bold" style:font-weight-complex="bold"/>
    </style:style>
    <style:style style:name="P15" style:family="paragraph" style:parent-style-name="Standard">
      <style:text-properties style:font-name="Arial" fo:font-weight="bold" officeooo:rsid="00108a92" officeooo:paragraph-rsid="00068ab5" style:font-weight-asian="bold" style:font-weight-complex="bold"/>
    </style:style>
    <style:style style:name="P16" style:family="paragraph" style:parent-style-name="Standard">
      <style:text-properties style:font-name="Arial" fo:font-weight="bold" officeooo:paragraph-rsid="00068ab5" style:font-weight-asian="bold" style:font-weight-complex="bold"/>
    </style:style>
    <style:style style:name="P17" style:family="paragraph" style:parent-style-name="Standard">
      <style:paragraph-properties fo:text-align="start" style:justify-single-word="false"/>
      <style:text-properties style:font-name="Arial" fo:font-style="normal" fo:font-weight="normal" officeooo:rsid="000db4b5" officeooo:paragraph-rsid="0006557f"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Arial" fo:font-style="normal" fo:font-weight="normal" officeooo:rsid="0006557f" officeooo:paragraph-rsid="0006557f"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font-name="Arial" fo:font-style="normal" fo:font-weight="normal" officeooo:rsid="00108a92" officeooo:paragraph-rsid="0006557f"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Arial" fo:font-style="normal" fo:font-weight="bold" officeooo:rsid="00108a92" officeooo:paragraph-rsid="0006557f"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Arial" fo:font-style="normal" fo:font-weight="bold" officeooo:rsid="00108a92" officeooo:paragraph-rsid="00068ab5" style:font-style-asian="normal" style:font-weight-asian="bold" style:font-style-complex="normal" style:font-weight-complex="bold"/>
    </style:style>
    <style:style style:name="P22" style:family="paragraph" style:parent-style-name="Standard">
      <style:text-properties style:font-name="Arial" officeooo:rsid="00100db5" officeooo:paragraph-rsid="00068ab5"/>
    </style:style>
    <style:style style:name="P23" style:family="paragraph" style:parent-style-name="Standard">
      <style:text-properties style:font-name="Arial" officeooo:paragraph-rsid="00068ab5"/>
    </style:style>
    <style:style style:name="P24" style:family="paragraph" style:parent-style-name="Standard">
      <style:text-properties style:font-name="Arial" officeooo:rsid="00108a92" officeooo:paragraph-rsid="00068ab5"/>
    </style:style>
    <style:style style:name="P25" style:family="paragraph" style:parent-style-name="Standard">
      <style:text-properties officeooo:paragraph-rsid="0006557f"/>
    </style:style>
    <style:style style:name="P26" style:family="paragraph" style:parent-style-name="Standard">
      <style:paragraph-properties fo:text-align="start" style:justify-single-word="false"/>
      <style:text-properties style:font-name="Arial1" fo:font-size="12pt" fo:font-style="normal" fo:font-weight="bold" officeooo:rsid="00108a92" officeooo:paragraph-rsid="0006557f"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style:font-name="Arial1" fo:font-size="12pt" fo:font-style="normal" fo:font-weight="bold" officeooo:rsid="00108a92" officeooo:paragraph-rsid="00068ab5" style:font-style-asian="normal" style:font-weight-asian="bold" style:font-style-complex="normal" style:font-weight-complex="bold"/>
    </style:style>
    <style:style style:name="P28" style:family="paragraph" style:parent-style-name="Standard">
      <style:text-properties style:font-name="Arial1" fo:font-size="12pt" officeooo:paragraph-rsid="0006557f"/>
    </style:style>
    <style:style style:name="P29" style:family="paragraph" style:parent-style-name="Standard">
      <style:text-properties style:font-name="Arial1" fo:font-size="12pt" fo:font-weight="bold" officeooo:rsid="0006557f" officeooo:paragraph-rsid="0006557f" style:font-weight-asian="bold" style:font-weight-complex="bold"/>
    </style:style>
    <style:style style:name="P30" style:family="paragraph" style:parent-style-name="Standard">
      <style:text-properties style:font-name="Arial1" fo:font-size="12pt" fo:font-weight="bold" officeooo:paragraph-rsid="00068ab5"/>
    </style:style>
    <style:style style:name="P31" style:family="paragraph" style:parent-style-name="Standard">
      <style:text-properties style:font-name="Arial1" fo:font-size="12pt" officeooo:rsid="00108a92" officeooo:paragraph-rsid="00068ab5"/>
    </style:style>
    <style:style style:name="P32" style:family="paragraph" style:parent-style-name="Standard">
      <style:text-properties style:font-name="Arial1" fo:font-size="12pt" officeooo:paragraph-rsid="00068ab5"/>
    </style:style>
    <style:style style:name="P33" style:family="paragraph" style:parent-style-name="Standard">
      <style:text-properties officeooo:paragraph-rsid="00068ab5"/>
    </style:style>
    <style:style style:name="P34" style:family="paragraph" style:parent-style-name="Standard" style:list-style-name="L1"/>
    <style:style style:name="P35" style:family="paragraph" style:parent-style-name="Standard">
      <style:paragraph-properties fo:break-before="page"/>
    </style:style>
    <style:style style:name="P36" style:family="paragraph" style:parent-style-name="Standard">
      <style:paragraph-properties fo:break-before="page"/>
      <style:text-properties style:font-name="Arial" fo:font-weight="bold" officeooo:paragraph-rsid="0006557f" style:font-weight-asian="bold" style:font-weight-complex="bold"/>
    </style:style>
    <style:style style:name="P37" style:family="paragraph" style:parent-style-name="Standard">
      <style:paragraph-properties fo:text-align="start" style:justify-single-word="false" fo:break-before="page"/>
      <style:text-properties style:font-name="Arial1" fo:font-size="12pt" fo:font-style="normal" fo:font-weight="bold" officeooo:rsid="00108a92" officeooo:paragraph-rsid="00068ab5" style:font-style-asian="normal" style:font-weight-asian="bold" style:font-style-complex="normal" style:font-weight-complex="bold"/>
    </style:style>
    <style:style style:name="P38" style:family="paragraph" style:parent-style-name="Text_20_body">
      <style:paragraph-properties fo:text-align="start" style:justify-single-word="false"/>
      <style:text-properties style:font-name="Arial" fo:font-style="normal" fo:font-weight="normal" officeooo:rsid="001735ee" officeooo:paragraph-rsid="0006557f" style:font-style-asian="normal" style:font-weight-asian="normal" style:font-style-complex="normal" style:font-weight-complex="normal"/>
    </style:style>
    <style:style style:name="P39" style:family="paragraph" style:parent-style-name="Text_20_body">
      <style:text-properties style:font-name="Arial" officeooo:rsid="00108a92" officeooo:paragraph-rsid="00068ab5"/>
    </style:style>
    <style:style style:name="P40" style:family="paragraph" style:parent-style-name="Text_20_body">
      <style:paragraph-properties fo:text-align="start" style:justify-single-word="false"/>
      <style:text-properties officeooo:paragraph-rsid="0006557f"/>
    </style:style>
    <style:style style:name="P41" style:family="paragraph" style:parent-style-name="Text_20_body" style:list-style-name="L8">
      <style:text-properties officeooo:rsid="001735ee" officeooo:paragraph-rsid="00068ab5"/>
    </style:style>
    <style:style style:name="P42" style:family="paragraph" style:parent-style-name="Text_20_body" style:list-style-name="L3">
      <style:text-properties officeooo:rsid="0013df0f" officeooo:paragraph-rsid="00068ab5"/>
    </style:style>
    <style:style style:name="P43" style:family="paragraph" style:parent-style-name="Text_20_body" style:list-style-name="L7">
      <style:text-properties officeooo:rsid="00162401" officeooo:paragraph-rsid="00068ab5"/>
    </style:style>
    <style:style style:name="P44" style:family="paragraph" style:parent-style-name="Text_20_body" style:list-style-name="L6">
      <style:text-properties officeooo:paragraph-rsid="00068ab5"/>
    </style:style>
    <style:style style:name="P45" style:family="paragraph" style:parent-style-name="Text_20_body">
      <style:text-properties officeooo:paragraph-rsid="00068ab5"/>
    </style:style>
    <style:style style:name="P46" style:family="paragraph" style:parent-style-name="Text_20_body">
      <style:text-properties officeooo:rsid="001c8769" officeooo:paragraph-rsid="00068ab5"/>
    </style:style>
    <style:style style:name="P47" style:family="paragraph" style:parent-style-name="Normal">
      <style:paragraph-properties fo:text-align="start" style:justify-single-word="false"/>
      <style:text-properties style:font-name="Arial" fo:font-style="normal" fo:font-weight="normal" officeooo:rsid="0006557f" officeooo:paragraph-rsid="0006557f" style:font-style-asian="normal" style:font-weight-asian="normal" style:font-style-complex="normal" style:font-weight-complex="normal"/>
    </style:style>
    <style:style style:name="P48" style:family="paragraph" style:parent-style-name="Heading_20_3" style:list-style-name="">
      <style:text-properties fo:font-size="12pt" officeooo:paragraph-rsid="00068ab5" style:font-size-asian="12pt" style:font-size-complex="12pt"/>
    </style:style>
    <style:style style:name="P49" style:family="paragraph" style:parent-style-name="Heading_20_3">
      <style:paragraph-properties fo:break-before="page"/>
      <style:text-properties fo:font-size="12pt" officeooo:paragraph-rsid="00068ab5" style:font-size-asian="12pt" style:font-size-complex="12pt"/>
    </style:style>
    <style:style style:name="T1" style:family="text">
      <style:text-properties officeooo:rsid="0006557f"/>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6557f" style:font-weight-asian="bold" style:font-weight-complex="bold"/>
    </style:style>
    <style:style style:name="T5" style:family="text">
      <style:text-properties fo:font-weight="bold" officeooo:rsid="00068ab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27efd" style:font-weight-asian="normal" style:font-weight-complex="normal"/>
    </style:style>
    <style:style style:name="T8" style:family="text">
      <style:text-properties fo:font-weight="normal" officeooo:rsid="0006557f" style:font-weight-asian="normal" style:font-weight-complex="normal"/>
    </style:style>
    <style:style style:name="T9" style:family="text">
      <style:text-properties fo:font-weight="normal" officeooo:rsid="001c8769" style:font-weight-asian="normal" style:font-weight-complex="normal"/>
    </style:style>
    <style:style style:name="T10" style:family="text">
      <style:text-properties fo:font-weight="normal" officeooo:rsid="0017aec6" style:font-weight-asian="normal" style:font-weight-complex="normal"/>
    </style:style>
    <style:style style:name="T11" style:family="text">
      <style:text-properties fo:font-weight="normal" officeooo:rsid="00202d8b" style:font-weight-asian="normal" style:font-weight-complex="normal"/>
    </style:style>
    <style:style style:name="T12" style:family="text">
      <style:text-properties fo:font-weight="normal" officeooo:rsid="00162401" style:font-weight-asian="normal" style:font-weight-complex="normal"/>
    </style:style>
    <style:style style:name="T13" style:family="text">
      <style:text-properties fo:font-weight="normal" officeooo:rsid="00068ab5" style:font-weight-asian="normal" style:font-weight-complex="normal"/>
    </style:style>
    <style:style style:name="T14" style:family="text">
      <style:text-properties fo:font-weight="normal" style:font-size-asian="12pt" style:font-weight-asian="normal" style:font-size-complex="12pt" style:font-weight-complex="normal"/>
    </style:style>
    <style:style style:name="T15" style:family="text">
      <style:text-properties officeooo:rsid="00127efd"/>
    </style:style>
    <style:style style:name="T16" style:family="text">
      <style:text-properties officeooo:rsid="00116a50"/>
    </style:style>
    <style:style style:name="T17" style:family="text">
      <style:text-properties style:font-name="Arial" fo:font-style="italic" fo:font-weight="normal" officeooo:rsid="0006557f" style:font-style-asian="italic" style:font-weight-asian="normal" style:font-style-complex="italic" style:font-weight-complex="normal"/>
    </style:style>
    <style:style style:name="T18" style:family="text">
      <style:text-properties style:font-name="Arial" fo:font-weight="bold" officeooo:rsid="00108a92" style:font-weight-asian="bold" style:font-weight-complex="bold"/>
    </style:style>
    <style:style style:name="T19" style:family="text">
      <style:text-properties style:font-name="Arial" fo:font-weight="normal" officeooo:rsid="00108a92" style:font-weight-asian="normal" style:font-weight-complex="normal"/>
    </style:style>
    <style:style style:name="T20" style:family="text">
      <style:text-properties style:font-name="Arial" fo:font-weight="normal" officeooo:rsid="001c8769" style:font-weight-asian="normal" style:font-weight-complex="normal"/>
    </style:style>
    <style:style style:name="T21" style:family="text">
      <style:text-properties style:font-name="Arial"/>
    </style:style>
    <style:style style:name="T22" style:family="text">
      <style:text-properties style:font-name="Arial" fo:font-weight="bold" style:font-weight-asian="bold" style:font-weight-complex="bold"/>
    </style:style>
    <style:style style:name="T23" style:family="text">
      <style:text-properties style:font-name="Arial" fo:font-weight="bold" officeooo:rsid="0006557f" style:font-weight-asian="bold" style:font-weight-complex="bold"/>
    </style:style>
    <style:style style:name="T24" style:family="text">
      <style:text-properties style:font-name="Arial" fo:font-weight="bold" officeooo:rsid="00068ab5" style:font-weight-asian="bold" style:font-weight-complex="bold"/>
    </style:style>
    <style:style style:name="T25" style:family="text">
      <style:text-properties style:font-name="Arial" style:font-weight-complex="bold"/>
    </style:style>
    <style:style style:name="T26" style:family="text">
      <style:text-properties style:font-name="Arial" fo:font-weight="normal" style:font-weight-asian="normal" style:font-weight-complex="normal"/>
    </style:style>
    <style:style style:name="T27" style:family="text">
      <style:text-properties style:font-name="Arial" fo:font-weight="normal" officeooo:rsid="0006557f" style:font-weight-asian="normal" style:font-weight-complex="normal"/>
    </style:style>
    <style:style style:name="T28" style:family="text">
      <style:text-properties style:font-name="Arial" fo:font-weight="normal" officeooo:rsid="001735ee" style:font-weight-asian="normal" style:font-weight-complex="normal"/>
    </style:style>
    <style:style style:name="T29" style:family="text">
      <style:text-properties style:font-name="Arial" fo:font-size="12pt" style:font-size-asian="12pt" style:font-size-complex="12pt"/>
    </style:style>
    <style:style style:name="T30" style:family="text">
      <style:text-properties style:font-name="Arial" fo:font-size="12pt" fo:font-style="italic" style:font-size-asian="12pt" style:font-style-asian="italic" style:font-size-complex="12pt" style:font-style-complex="italic" style:font-weight-complex="bold"/>
    </style:style>
    <style:style style:name="T31" style:family="text">
      <style:text-properties style:font-name="Arial" fo:font-size="12pt" fo:font-weight="normal" style:font-size-asian="12pt" style:font-weight-asian="normal" style:font-size-complex="12pt" style:font-weight-complex="normal"/>
    </style:style>
    <style:style style:name="T32" style:family="text">
      <style:text-properties style:font-name="Arial" fo:font-size="12pt" fo:font-weight="normal" officeooo:rsid="00068ab5" style:font-size-asian="12pt" style:font-weight-asian="normal" style:font-size-complex="12pt" style:font-weight-complex="normal"/>
    </style:style>
    <style:style style:name="T33" style:family="text">
      <style:text-properties style:font-name="Arial" fo:font-size="12pt" fo:font-weight="bold" style:font-size-asian="12pt" style:font-weight-asian="bold" style:font-size-complex="12pt"/>
    </style:style>
    <style:style style:name="T34" style:family="text">
      <style:text-properties style:font-name="Arial" fo:font-size="12pt" fo:font-weight="bold" officeooo:rsid="00068ab5" style:font-size-asian="12pt" style:font-weight-asian="bold" style:font-size-complex="12pt"/>
    </style:style>
    <style:style style:name="T35" style:family="text">
      <style:text-properties style:font-name="Arial" fo:font-size="12pt" fo:font-weight="bold" officeooo:rsid="00068ab5" style:font-size-asian="12pt" style:font-weight-asian="bold" style:font-size-complex="12pt" style:font-weight-complex="bold"/>
    </style:style>
    <style:style style:name="T36" style:family="text">
      <style:text-properties style:font-name="Arial" fo:font-style="italic" style:font-style-asian="italic" style:font-style-complex="italic" style:font-weight-complex="bold"/>
    </style:style>
    <style:style style:name="T37" style:family="text">
      <style:text-properties fo:font-size="12pt" style:font-size-asian="12pt" style:font-size-complex="12pt"/>
    </style:style>
    <style:style style:name="T38" style:family="text">
      <style:text-properties fo:font-size="12pt" style:font-size-asian="12pt" style:font-size-complex="12pt" style:font-weight-complex="bold"/>
    </style:style>
    <style:style style:name="T39" style:family="text">
      <style:text-properties fo:font-size="12pt" officeooo:rsid="0017aec6" style:font-size-asian="12pt" style:font-size-complex="12pt" style:font-weight-complex="bold"/>
    </style:style>
    <style:style style:name="T40" style:family="text">
      <style:text-properties fo:font-size="12pt" officeooo:rsid="001ecf43" style:font-size-asian="12pt" style:font-size-complex="12pt" style:font-weight-complex="bold"/>
    </style:style>
    <style:style style:name="T41" style:family="text">
      <style:text-properties fo:font-size="12pt" fo:font-style="italic" style:font-size-asian="12pt" style:font-style-asian="italic" style:font-size-complex="12pt" style:font-style-complex="italic" style:font-weight-complex="bold"/>
    </style:style>
    <style:style style:name="T42" style:family="text">
      <style:text-properties fo:font-size="12pt" fo:font-style="italic" officeooo:rsid="001a04b3" style:font-size-asian="12pt" style:font-style-asian="italic" style:font-size-complex="12pt" style:font-style-complex="italic" style:font-weight-complex="bold"/>
    </style:style>
    <style:style style:name="T43" style:family="text">
      <style:text-properties fo:font-size="12pt" fo:font-style="italic" officeooo:rsid="001e0e99" style:font-size-asian="12pt" style:font-style-asian="italic" style:font-size-complex="12pt" style:font-style-complex="italic" style:font-weight-complex="bold"/>
    </style:style>
    <style:style style:name="T4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tyle="italic" fo:font-weight="normal" style:font-size-asian="12pt" style:font-style-asian="italic" style:font-weight-asian="normal" style:font-size-complex="12pt" style:font-style-complex="italic" style:font-weight-complex="normal"/>
    </style:style>
    <style:style style:name="T48" style:family="text">
      <style:text-properties fo:font-style="italic" fo:font-weight="normal" officeooo:rsid="00068ab5" style:font-size-asian="12pt" style:font-style-asian="italic" style:font-weight-asian="normal" style:font-size-complex="12pt" style:font-style-complex="italic" style:font-weight-complex="normal"/>
    </style:style>
    <style:style style:name="T49" style:family="text">
      <style:text-properties fo:font-style="italic" officeooo:rsid="00068ab5" style:font-size-asian="12pt" style:font-style-asian="italic" style:font-size-complex="12pt" style:font-style-complex="italic"/>
    </style:style>
    <style:style style:name="T50" style:family="text">
      <style:text-properties officeooo:rsid="0017aec6"/>
    </style:style>
    <style:style style:name="T51" style:family="text">
      <style:text-properties officeooo:rsid="001862bc"/>
    </style:style>
    <style:style style:name="T52" style:family="text">
      <style:text-properties fo:font-style="normal" style:font-style-asian="normal" style:font-style-complex="normal"/>
    </style:style>
    <style:style style:name="T53" style:family="text">
      <style:text-properties officeooo:rsid="001c8769"/>
    </style:style>
    <style:style style:name="T54" style:family="text">
      <style:text-properties style:font-name="Arial1" fo:font-size="12pt" fo:font-weight="bold" officeooo:rsid="00068ab5" style:font-weight-asian="bold" style:font-weight-complex="bold"/>
    </style:style>
    <style:style style:name="T55" style:family="text">
      <style:text-properties style:font-size-asian="12pt" style:font-weight-asian="normal" style:font-size-complex="12pt" style:font-weight-complex="normal"/>
    </style:style>
    <style:style style:name="T56" style:family="text">
      <style:text-properties officeooo:rsid="00068ab5" style:font-size-asian="12pt" style:font-size-complex="12pt"/>
    </style:style>
    <style:style style:name="T57" style:family="text">
      <style:text-properties officeooo:rsid="00068ab5"/>
    </style:style>
    <style:style style:name="T58" style:family="text">
      <style:text-properties officeooo:rsid="00100db5"/>
    </style:style>
    <style:style style:name="T59" style:family="text">
      <style:text-properties officeooo:rsid="00108a92"/>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5 – Complete Implementation</text:p>
      <text:p text:style-name="P1"/>
      <text:p text:style-name="P1">Lewis Edwards – 708830</text:p>
      <text:p text:style-name="P1">Callum Hazelton – 709161</text:p>
      <text:p text:style-name="P1">Gavin Tsang – 658679</text:p>
      <text:p text:style-name="P1">Daniel Squires – 709547</text:p>
      <text:p text:style-name="P1">Ben Golightly – 659715</text:p>
      <text:p text:style-name="P1">Geraint Howard – 710909</text:p>
      <text:p text:style-name="P1">Jiaming Dong – 742299</text:p>
      <text:p text:style-name="P4"/>
      <text:p text:style-name="P4">Contribution Overview</text:p>
      <text:p text:style-name="P4"/>
      <text:p text:style-name="P5">This section describes who contributed to what classes and sub-systems as well as unit and integration testing.</text:p>
      <text:p text:style-name="P5"/>
      <text:p text:style-name="P9"><text:span text:style-name="T3">Name:</text:span> Lewis Edwards</text:p>
      <text:p text:style-name="P9"><text:span text:style-name="T3">Classes Contributed to:</text:span> SaveManager</text:p>
      <text:p text:style-name="P11">System Contributed to: <text:span text:style-name="T7">N/A</text:span></text:p>
      <text:p text:style-name="P11">Subsystems Contributed to:<text:span text:style-name="T15"> </text:span><text:span text:style-name="T8">SaveManager</text:span></text:p>
      <text:p text:style-name="P11">Tests: <text:span text:style-name="T7">N/A</text:span></text:p>
      <text:p text:style-name="P17"><text:span text:style-name="T3">Manager Role:</text:span> Planning &amp; Quality Manager</text:p>
      <text:p text:style-name="P7"/>
      <text:p text:style-name="P8">“Lewis Edwards contributed to the SaveManager class. This class is responsible for saving the current game as a .txt file named “SaveGame”. As planning and quality manager, he was responsible for making sure the group met often enough to keep the bond between group members through the course of the assignment. He also took minutes for all formal meetings. <text:span text:style-name="T16">He e</text:span>nsured that he commented <text:span text:style-name="T16">his code correctly </text:span>with doxygen. <text:span text:style-name="T16">Tests were carried out on the SaveManager through the LoadManager class.”</text:span></text:p>
      <text:p text:style-name="P8"/>
      <text:p text:style-name="P9"><text:span text:style-name="T3">Name:</text:span> <text:span text:style-name="T1">Callum Hazelton</text:span></text:p>
      <text:p text:style-name="P9"><text:span text:style-name="T3">Classes Contributed to:</text:span> <text:span text:style-name="T1">Clock</text:span></text:p>
      <text:p text:style-name="P11">System Contributed to: <text:span text:style-name="T8">N/A</text:span></text:p>
      <text:p text:style-name="P11">Subsystems Contributed to:<text:span text:style-name="T15"> </text:span><text:span text:style-name="T8">Timer</text:span></text:p>
      <text:p text:style-name="P11">Tests: <text:span text:style-name="T8">Clock: main method test</text:span></text:p>
      <text:p text:style-name="P17"><text:span text:style-name="T3">Manager Role:</text:span> <text:span text:style-name="T1">Doxygen Manager</text:span></text:p>
      <text:p text:style-name="P17"/>
      <text:p text:style-name="P40"><text:span text:style-name="T17">“Callum Hazelton implemented the Clock class. The clock class was part of the GUI subsystem meaning he had to work with other people on the same subsystem, to make sure it linked and worked well. There weren't many tests that could be made on the class, apart from to check the timer worked, which he did in terminal, and then check to see if it shows up in the GUI. He also helped with coding conventions.”</text:span></text:p>
      <text:p text:style-name="P35"><text:span text:style-name="Default_20_Paragraph_20_Font"><text:span text:style-name="T22">Name:</text:span></text:span><text:span text:style-name="Default_20_Paragraph_20_Font"><text:span text:style-name="T21"> Gavin Tsang</text:span></text:span></text:p>
      <text:p text:style-name="P25"><text:span text:style-name="Default_20_Paragraph_20_Font"><text:span text:style-name="T22">Classes Contributed to:</text:span></text:span><text:span text:style-name="Default_20_Paragraph_20_Font"><text:span text:style-name="T21"> Load Manager</text:span></text:span></text:p>
      <text:p text:style-name="P25"><text:span text:style-name="Default_20_Paragraph_20_Font"><text:span text:style-name="T22">System Contributed to: </text:span></text:span><text:span text:style-name="Default_20_Paragraph_20_Font"><text:span text:style-name="T27">N/A</text:span></text:span></text:p>
      <text:p text:style-name="P25"><text:span text:style-name="Default_20_Paragraph_20_Font"><text:span text:style-name="T22">Subsystems Contributed to: </text:span></text:span><text:span text:style-name="Default_20_Paragraph_20_Font"><text:span text:style-name="T25">Game Logic, AI, Save and Load, Timer</text:span></text:span><text:span text:style-name="Default_20_Paragraph_20_Font"><text:span text:style-name="T22"> </text:span></text:span></text:p>
      <text:p text:style-name="P25"><text:span text:style-name="Default_20_Paragraph_20_Font"><text:span text:style-name="T23">Tests: </text:span></text:span><text:span text:style-name="Default_20_Paragraph_20_Font"><text:span text:style-name="T27">Load Manager</text:span></text:span></text:p>
      <text:p text:style-name="P18"><text:span text:style-name="Default_20_Paragraph_20_Font"><text:span text:style-name="T22">Manager Role: </text:span></text:span><text:span text:style-name="Default_20_Paragraph_20_Font"><text:span text:style-name="T25">Implementation Manager</text:span></text:span></text:p>
      <text:p text:style-name="P18"><text:span text:style-name="Default_20_Paragraph_20_Font"><text:span text:style-name="T36"/></text:span></text:p>
      <text:p text:style-name="P47"><text:span text:style-name="Default_20_Paragraph_20_Font"><text:span text:style-name="T30">“Gavin Tsang designed and programmed the LoadManager class which provides a platform to recreate a game via data retrieved from a save file. As implementation manager, he was also responsible with providing knowledge and guidance on the implementation of the entire program. As such, he contributed to the majority of classes such as the AI subsystem, load and save manager and timer. Furthermore, in order for the newly created AI, load and save manager and time subclasses to provide input and output to the original game, Gavin altered the original code to provide a link between these subsystems and the program. Gavin also improved on the original design of the program by eliminating the use of String type variables in order to indicate players and pieces via the use of Color type variables.”</text:span></text:span></text:p>
      <text:p text:style-name="P47"><text:span text:style-name="Default_20_Paragraph_20_Font"><text:span text:style-name="T30"/></text:span></text:p>
      <text:p text:style-name="P9"><text:span text:style-name="T3">Name:</text:span> <text:span text:style-name="T51">Daniel Squires</text:span></text:p>
      <text:p text:style-name="P9"><text:span text:style-name="T3">Classes Contributed to:</text:span> <text:span text:style-name="T50">Animation, Connect4Animation and Connect4AnimationPane</text:span></text:p>
      <text:p text:style-name="P11">System Contributed to: <text:span text:style-name="T8">N/A</text:span></text:p>
      <text:p text:style-name="P11">Subsystems Contributed to: <text:span text:style-name="T9">Game subsystem, </text:span><text:span text:style-name="T10">Animation Sub-System</text:span></text:p>
      <text:p text:style-name="P11">Tests: <text:span text:style-name="T8">Connect4aAimation, Connect4AnimationPane</text:span></text:p>
      <text:p text:style-name="P17"><text:span text:style-name="Default_20_Paragraph_20_Font"><text:span text:style-name="T45">Manager Role:</text:span></text:span><text:span text:style-name="Default_20_Paragraph_20_Font"><text:span text:style-name="T38"> </text:span></text:span><text:span text:style-name="Default_20_Paragraph_20_Font"><text:span text:style-name="T39">Implementation Manager</text:span></text:span></text:p>
      <text:p text:style-name="P17"><text:span text:style-name="Default_20_Paragraph_20_Font"><text:span text:style-name="T39"/></text:span></text:p>
      <text:p text:style-name="P38"><text:span text:style-name="Default_20_Paragraph_20_Font"><text:span text:style-name="T41">“</text:span></text:span><text:span text:style-name="Default_20_Paragraph_20_Font"><text:span text:style-name="T42">Dan was responsible for adding animation to the game of Connect Four to meet the specification, he was also responsible for Othello, but this was given to Ben when he returned from illness, and for implementing the Animation Superclass. This included coordinating with Ben to get the animations working with the implementation that we got. <text:s/>His implementation has delivered responsive, attractive animations.”</text:span></text:span></text:p>
      <text:p text:style-name="P38"><text:span text:style-name="Default_20_Paragraph_20_Font"><text:span text:style-name="T42"/></text:span></text:p>
      <text:p text:style-name="P9"><text:span text:style-name="T3">Name:</text:span> <text:span text:style-name="T53">Ben Golightly</text:span></text:p>
      <text:p text:style-name="P9"><text:span text:style-name="T3">Classes Contributed to:</text:span> <text:span text:style-name="T53">OthelloAnimation, OthelloAnimationPane, OthelloAnimationPoint, and enhancements to Othello and ConnectFour to highlight winning peices</text:span></text:p>
      <text:p text:style-name="P11">System Contributed to: <text:span text:style-name="T8">N/A</text:span></text:p>
      <text:p text:style-name="P11">Subsystems Contributed to: <text:span text:style-name="T9">Game subsystem, </text:span><text:span text:style-name="T11">Animation Subsystem</text:span></text:p>
      <text:p text:style-name="P11">Tests: <text:span text:style-name="T11">OthelloAnimationTest and OthelloAnimationPointTest</text:span></text:p>
      <text:p text:style-name="P17"><text:span text:style-name="Default_20_Paragraph_20_Font"><text:span text:style-name="T45">Manager Role:</text:span></text:span><text:span text:style-name="Default_20_Paragraph_20_Font"><text:span text:style-name="T38"> </text:span></text:span><text:span text:style-name="Default_20_Paragraph_20_Font"><text:span text:style-name="T40">Customer Interface Manager</text:span></text:span></text:p>
      <text:p text:style-name="P17"><text:span text:style-name="Default_20_Paragraph_20_Font"><text:span text:style-name="T40"/></text:span></text:p>
      <text:p text:style-name="P19"><text:span text:style-name="Default_20_Paragraph_20_Font"><text:span text:style-name="T41">“</text:span></text:span><text:span text:style-name="Default_20_Paragraph_20_Font"><text:span text:style-name="T43">Ben was responsible for adding animation to the Othello game to meet the requested features. This included coordinating with Dan (who implemented animation for Connect Four and the Animation superclass). His solution delivered attractive animations that are performed in sequence when pieces are captured, as specified. He also updated the Othello and Connect Four classes to meet the requirement that the winner's pieces or winning move is highlighted when the game ends.</text:span></text:span><text:span text:style-name="Default_20_Paragraph_20_Font"><text:span text:style-name="T41">”</text:span></text:span></text:p>
      <text:p text:style-name="P36">Name: <text:span text:style-name="T6">Geraint Howard</text:span></text:p>
      <text:p text:style-name="P13">Classes contributed to: <text:span text:style-name="T6">AIEasy, <text:s/>AIEasyTest</text:span></text:p>
      <text:p text:style-name="P13">Systems contributed to: <text:span text:style-name="T8">N/A</text:span></text:p>
      <text:p text:style-name="P13">Sub-systems contributed to: <text:span text:style-name="T6">Player</text:span></text:p>
      <text:p text:style-name="P13">Tests: <text:span text:style-name="T6">AIEasy</text:span></text:p>
      <text:p text:style-name="P20"><text:span text:style-name="Default_20_Paragraph_20_Font"><text:span text:style-name="T37">Manager role: </text:span></text:span><text:span text:style-name="Default_20_Paragraph_20_Font"><text:span text:style-name="T46">Test Manager</text:span></text:span></text:p>
      <text:p text:style-name="P20"><text:span text:style-name="Default_20_Paragraph_20_Font"><text:span text:style-name="T46"/></text:span></text:p>
      <text:p text:style-name="P20"><text:span text:style-name="Default_20_Paragraph_20_Font"><text:span text:style-name="T44">“Geraint was responsible for the implementation of the AIEasy class and the AIEasy test. This is a class that makes the computer choose any random legal move for both of the games. As test manager, he made sure that every class had tests defined, building on the feedback that he received from the assessment 4 demonstration.”</text:span></text:span></text:p>
      <text:p text:style-name="P20"><text:span text:style-name="Default_20_Paragraph_20_Font"><text:span text:style-name="T44"/></text:span></text:p>
      <text:p text:style-name="P28"><text:span text:style-name="T2">Name: </text:span>Jiaming Dong</text:p>
      <text:p text:style-name="P28"><text:span text:style-name="T2">Classes contributed to: </text:span><text:s/>AIHard</text:p>
      <text:p text:style-name="P29">Systems Contributed to: <text:span text:style-name="T6">N/A</text:span></text:p>
      <text:p text:style-name="P28"><text:span text:style-name="T2">Subsystems contributed to: </text:span>Player</text:p>
      <text:p text:style-name="P28"><text:span text:style-name="T4">Tests: </text:span><text:span text:style-name="T8">AIHard</text:span></text:p>
      <text:p text:style-name="P26"><text:span text:style-name="Default_20_Paragraph_20_Font"><text:span text:style-name="T55">Manager role: </text:span></text:span><text:span text:style-name="Default_20_Paragraph_20_Font"><text:span text:style-name="T14">Design Manager</text:span></text:span></text:p>
      <text:p text:style-name="P28"/>
      <text:p text:style-name="P26"><text:span text:style-name="Default_20_Paragraph_20_Font"><text:span text:style-name="T47">“Jiaming Dong contributed to the AIHard class. This class could let the program able to make a move with logic. As the design manager, although we are completing a project from some another group, he still tried to improve the designing of it.”</text:span></text:span></text:p>
      <text:p text:style-name="P27"><text:span text:style-name="Default_20_Paragraph_20_Font"><text:span text:style-name="T49"/></text:span></text:p>
      <text:p text:style-name="P37"><text:span text:style-name="Default_20_Paragraph_20_Font"><text:span text:style-name="T49">Manager Reports</text:span></text:span></text:p>
      <text:p text:style-name="P27"><text:span text:style-name="Default_20_Paragraph_20_Font"><text:span text:style-name="T49"/></text:span></text:p>
      <text:p text:style-name="P27"><text:span text:style-name="Default_20_Paragraph_20_Font"><text:span text:style-name="T48">Here, the designated managers answer relevant questions on their role.</text:span></text:span></text:p>
      <text:p text:style-name="P27"><text:span text:style-name="Default_20_Paragraph_20_Font"><text:span text:style-name="T48"/></text:span></text:p>
      <text:p text:style-name="P27"><text:span text:style-name="Default_20_Paragraph_20_Font"><text:span text:style-name="T56">Planning &amp; Quality Manager – Lewis Edwards</text:span></text:span></text:p>
      <text:p text:style-name="P27"><text:span text:style-name="Default_20_Paragraph_20_Font"><text:span text:style-name="T56"/></text:span></text:p>
      <text:p text:style-name="P12">Is the team meeting often enough?</text:p>
      <text:p text:style-name="P10">Yes, definitely. In comparison to last assignment, the team has met (and recorded minutes for) on 8 occasions, in comparison to 3. The team also met on other occasions to do group programming.</text:p>
      <text:p text:style-name="P10"/>
      <text:p text:style-name="P12">Is the team following the minutes protocol?</text:p>
      <text:p text:style-name="P10">We are following the minutes protocol more closely than last assignment. We have used individual names for the things discussed in meetings and for things to do, so members had a more clear vision of <text:span text:style-name="T58">what was discussed, and what needs to be done.</text:span></text:p>
      <text:p text:style-name="P10"/>
      <text:p text:style-name="P14">Does the team use version control?</text:p>
      <text:p text:style-name="P22">Yes, we used Github in this assignment. We found it very useful for getting rid of clashes of clashes in different versions.</text:p>
      <text:p text:style-name="P22"/>
      <text:p text:style-name="P14">Are code inspections being carried out?</text:p>
      <text:p text:style-name="P22">Yes. With Github, all members were checking the code as updates were being implemented. 7 peoples eyes are far superior than 1, and this helped us keep errors to a minimum.</text:p>
      <text:p text:style-name="P22"/>
      <text:p text:style-name="P14">Do quality of all classes and sub-systems meet the team's quality standards? If not, what is recommended to fix this?</text:p>
      <text:p text:style-name="P22">We ensure<text:span text:style-name="T59">d</text:span> that the quality of our code is high. By carrying out code inspections with each update <text:span text:style-name="T59">that was made, all members checked the code, and made suggestions for changes, or made small corrections themselves.</text:span></text:p>
      <text:p text:style-name="P22"/>
      <text:p text:style-name="P15">What is our plan in case member A does not contribute?</text:p>
      <text:p text:style-name="P21"><text:span text:style-name="Default_20_Paragraph_20_Font"><text:span text:style-name="T46">Our plan was to give all members equal amounts of the class that would have gone undone. This would spread the workload between all members equally.</text:span></text:span></text:p>
      <text:h text:style-name="P48" text:outline-level="3"/>
      <text:h text:style-name="P49" text:outline-level="3">Doxygen Manager – Callum Hazelton</text:h>
      <text:p text:style-name="P33"/>
      <text:p text:style-name="P2">Is implementation properly documented using doxygen?</text:p>
      <text:p text:style-name="P33"><text:span text:style-name="Default_20_Paragraph_20_Font"><text:span text:style-name="T31">All classes have sufficient comments on the code.</text:span></text:span></text:p>
      <text:p text:style-name="P33"><text:span text:style-name="Default_20_Paragraph_20_Font"><text:span text:style-name="T32"/></text:span></text:p>
      <text:p text:style-name="P33"><text:span text:style-name="Default_20_Paragraph_20_Font"><text:span text:style-name="T35">Implementation Managers – Gavin Tsang</text:span></text:span></text:p>
      <text:p text:style-name="P33"><text:span text:style-name="Default_20_Paragraph_20_Font"><text:span text:style-name="T32"/></text:span></text:p>
      <text:p text:style-name="P33"><text:span text:style-name="T34">A</text:span><text:span text:style-name="T33">re all team members competent in Java? If not, what remedial actions are recommended? Everyone should have a programming reference book.</text:span><text:span text:style-name="Default_20_Paragraph_20_Font"><text:span text:style-name="T29">Not all team members were very confident in programming in java. In order to help improve their programming, I as the implementation manager, sat down with them and helped instruct them on any concepts they were unsure about and help bug test. As such, all team members were able to implement code that is bug free and feature complete to the best of our knowledge.</text:span></text:span></text:p>
      <text:p text:style-name="P33"><text:span text:style-name="Default_20_Paragraph_20_Font"><text:span text:style-name="T29"/></text:span></text:p>
      <text:p text:style-name="P33"><text:span text:style-name="T21">Is design documentation clear enough to begin implementation?</text:span></text:p>
      <text:list xml:id="list8784128232273445680" text:style-name="L1">
        <text:list-item>
          <text:list>
            <text:list-header>
              <text:p text:style-name="P6">The design documentation was not very clear on exactly how the program should be implemented. Furthermore, the original code base didn’t consistently follow their design documentation either and thus we couldn’t follow design during our implementation.</text:p>
            </text:list-header>
          </text:list>
          <text:p text:style-name="P6"/>
          <text:p text:style-name="P6">Are all team members following Bob's Concise Coding Conventions?</text:p>
          <text:list text:continue-numbering="true">
            <text:list-header>
              <text:p text:style-name="P34"><text:span text:style-name="Default_20_Paragraph_20_Font"><text:span text:style-name="T29">The team members have generally been following the Coding Conventions to the best of my knowledge. Occasionally magic numbers and directly accessing global variables would crop up, but most violations should be mostly eliminated.</text:span></text:span></text:p>
            </text:list-header>
          </text:list>
          <text:p text:style-name="P6"/>
          <text:p text:style-name="P6">Are team members taking advantage of shared and or reusable code where possible?</text:p>
          <text:list text:continue-numbering="true">
            <text:list-header>
              <text:p text:style-name="P34"><text:span text:style-name="Default_20_Paragraph_20_Font"><text:span text:style-name="T26">Yes, areas of code such as the qualityMove method makes use of code in our group’s original program. Through the use of abstract superclasses, any code that is consistently reused is moved up the hierarchy.</text:span></text:span></text:p>
            </text:list-header>
          </text:list>
        </text:list-item>
      </text:list>
      <text:p text:style-name="Standard"><text:span text:style-name="Default_20_Paragraph_20_Font"><text:span text:style-name="T26"/></text:span></text:p>
      <text:p text:style-name="P45"><text:span text:style-name="Default_20_Paragraph_20_Font"><text:span text:style-name="T24">Implementation Managers (cont) – Daniel Squires</text:span></text:span></text:p>
      <text:p text:style-name="P45"><text:span text:style-name="Default_20_Paragraph_20_Font"><text:span text:style-name="T3"/></text:span></text:p>
      <text:p text:style-name="P45"><text:span text:style-name="Default_20_Paragraph_20_Font"><text:span text:style-name="T3">Are all team members competent in Java?</text:span></text:span> </text:p>
      <text:list xml:id="list9174925925358810717" text:style-name="L3">
        <text:list-item>
          <text:p text:style-name="P42">A couple of members have shown to be very strong in Java and have needed no/little help in programming their classes, the rest of the group have ranged from pretty competent to fairly competent, and needed help from either myself or Gavin at times to complete their classes.</text:p>
        </text:list-item>
      </text:list>
      <text:p text:style-name="P45"><text:span text:style-name="Default_20_Paragraph_20_Font"><text:span text:style-name="T3">Is design documentation clear enough to begin implementation? </text:span></text:span></text:p>
      <text:list xml:id="list8707916865452615790" text:style-name="L6">
        <text:list-item>
          <text:p text:style-name="P44"><text:span text:style-name="Default_20_Paragraph_20_Font"><text:span text:style-name="T12">The other group did not follow their own design documentation so we were not able to do so either.</text:span></text:span></text:p>
        </text:list-item>
      </text:list>
      <text:p text:style-name="P45"><text:span text:style-name="Default_20_Paragraph_20_Font"><text:span text:style-name="T3">Are all team members following Bob's Concise Coding Conventions?</text:span></text:span> </text:p>
      <text:list xml:id="list249368955241921765" text:style-name="L7">
        <text:list-item>
          <text:p text:style-name="P43">Yes, Gavin and I have made sure that everyone has followed Bob's Coding Conventions when they have been coding, and we as a group are rigorously going through the classes, both ours and the other groups, to get rid of as many convention breaks as we possibly can.</text:p>
        </text:list-item>
      </text:list>
      <text:p text:style-name="P45"><text:span text:style-name="Default_20_Paragraph_20_Font"><text:span text:style-name="T3">Are team members taking advantage of shared and or reusable code where possible?</text:span></text:span> </text:p>
      <text:list xml:id="list5859854163480471585" text:style-name="L8">
        <text:list-item>
          <text:p text:style-name="P41"><text:soft-page-break/><text:span text:style-name="Default_20_Paragraph_20_Font"><text:span text:style-name="T26">Most team members have taken advantage of shared and/or reusable code when and where possible, the only time this has not happened has been the AI classes where a superclass may have been a good idea due to a fairly large amount of duplicate code, but apart from that, shared and/or reusable code has been used. The Animation hierarchy is a good example of this as where-ever code is shared between the 2 sub-classes, it was moved into the superclass for better access.</text:span></text:span></text:p>
        </text:list-item>
      </text:list>
      <text:p text:style-name="P45"><text:span text:style-name="Default_20_Paragraph_20_Font"><text:span text:style-name="T3"/></text:span></text:p>
      <text:p text:style-name="P45"><text:span text:style-name="Default_20_Paragraph_20_Font"><text:span text:style-name="T5">Customer Interface Manager – Ben Golightly</text:span></text:span></text:p>
      <text:p text:style-name="P45"><text:span text:style-name="Default_20_Paragraph_20_Font"><text:span text:style-name="T3">Are we being responsive to customer requests?</text:span></text:span> We have been <text:span text:style-name="T53">ruthless in going through the requirements and making sure that everything is implemented that is practical to implement in the timescale – see the next point for one feature that could not be met.</text:span></text:p>
      <text:p text:style-name="P45"><text:span text:style-name="Default_20_Paragraph_20_Font"><text:span text:style-name="T3">Is quality of requirements documentation sufficient to guide development?</text:span></text:span> The requirements documentation <text:span text:style-name="T53">is split across several PDFs but with occasional questions for Bob and careful reading, augmented by feedback from the partial implementation, we are confident that we will have implemented every required feature.</text:span></text:p>
      <text:p text:style-name="P46">However there is one exception: allowing the user to choose the colour of their own piece was not possible in the code base we inherited. This problem was not solvable without a complete re-engineering of the product, as this was hard coded across dozens of files. To do so would require renegotiating the time-scale for the product release.</text:p>
      <text:p text:style-name="P39"><text:span text:style-name="Default_20_Paragraph_20_Font"><text:span text:style-name="T3">Do all team members understand requirements?</text:span></text:span><text:span text:style-name="Default_20_Paragraph_20_Font"><text:span text:style-name="T6"> </text:span></text:span><text:span text:style-name="Default_20_Paragraph_20_Font"><text:span text:style-name="T9">I have gone through the requirements for things we overlooked, for example the ability to highlight pieces on victory, raised these points, and made sure the features were understood and implemented.</text:span></text:span></text:p>
      <text:p text:style-name="P39"><text:span text:style-name="Default_20_Paragraph_20_Font"><text:span text:style-name="T20"/></text:span></text:p>
      <text:p text:style-name="P39"><text:span text:style-name="Default_20_Paragraph_20_Font"><text:span text:style-name="T5">Testing Manager – Geraint Howard</text:span></text:span></text:p>
      <text:p text:style-name="P39"><text:span text:style-name="Default_20_Paragraph_20_Font"><text:span text:style-name="T5"/></text:span></text:p>
      <text:p text:style-name="P16">Are test plans produced when the process needs them?</text:p>
      <text:p text:style-name="P23">Yes, test plans are produced when the process need them.</text:p>
      <text:p text:style-name="P23"/>
      <text:p text:style-name="P16">Do all classes have unit tests defined? Are all methods tested by unit tests?</text:p>
      <text:p text:style-name="P23">Yes, all classes that are able to be tested have had tests defined for them. The only classes that does not have a test defined is the saveManager class which we were unable to test</text:p>
      <text:p text:style-name="P23"/>
      <text:p text:style-name="P16">Are test plans complete and thorough?</text:p>
      <text:p text:style-name="P23">Yes, test plans are complete and thorough.</text:p>
      <text:p text:style-name="P23"/>
      <text:p text:style-name="P16">Does each team member understand how to produce tests? If not, what remedial action is recommended?</text:p>
      <text:p text:style-name="P24"><text:span text:style-name="Default_20_Paragraph_20_Font"><text:span text:style-name="T13">No, every team member did not fully understand how to produce tests for their classes. However, with the help of the other group members this problem was rectified and tests were defined for every class.</text:span></text:span></text:p>
      <text:p text:style-name="P24"><text:span text:style-name="Default_20_Paragraph_20_Font"><text:span text:style-name="T13"/></text:span></text:p>
      <text:p text:style-name="P24"><text:span text:style-name="Default_20_Paragraph_20_Font"><text:span text:style-name="T5">Design Manager – Jiaming Dong</text:span></text:span></text:p>
      <text:p text:style-name="P24"><text:span text:style-name="Default_20_Paragraph_20_Font"><text:span text:style-name="T5"/></text:span></text:p>
      <text:p text:style-name="P30">Manager report:</text:p>
      <text:p text:style-name="P30">•Do all team members understand how to use design methods?</text:p>
      <text:p text:style-name="P32">We got a good understanding of using design methods and use them when designing.</text:p>
      <text:p text:style-name="P32"/>
      <text:p text:style-name="P30"><text:soft-page-break/>•Is the team's design work of high quality?</text:p>
      <text:p text:style-name="P32">We did some improvements to the project we received to make them easier to be used.</text:p>
      <text:p text:style-name="P32"/>
      <text:p text:style-name="P30">•Does software design consider future product evolution?</text:p>
      <text:p text:style-name="P32">We try to make our design as simple to be understood, and our code more re-usable which could let the program easier to be evaluated in the future.</text:p>
      <text:p text:style-name="P32"/>
      <text:p text:style-name="P30">•Is each team member contributing to design?</text:p>
      <text:p text:style-name="P32">Every team member has re-designed the class relate to their work. </text:p>
      <text:p text:style-name="P31"><text:span text:style-name="Default_20_Paragraph_20_Font"><text:span text:style-name="T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 style:family="paragraph">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0:39:03.225000000</meta:creation-date>
    <dc:date>2014-03-28T11:27:02.934000000</dc:date>
    <meta:editing-duration>PT22M5S</meta:editing-duration>
    <meta:editing-cycles>1</meta:editing-cycles>
    <meta:document-statistic meta:table-count="0" meta:image-count="0" meta:object-count="0" meta:page-count="7" meta:paragraph-count="120" meta:word-count="1940" meta:character-count="12067" meta:non-whitespace-character-count="10231"/>
    <meta:generator>LibreOffice/4.1.2.3$Windows_x86 LibreOffice_project/40b2d7fde7e8d2d7bc5a449dc65df4d08a7dd38</meta:generator>
  </office:meta>
</office:document-meta>
</file>